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>
      <style:text-properties fo:font-weight="bold"/>
    </style:style>
    <style:style style:name="P4" style:family="paragraph" style:parent-style-name="Text_20_body" style:list-style-name="L4">
      <style:text-properties fo:font-weight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T1" style:family="text">
      <style:text-properties fo:font-weight="bold"/>
    </style:style>
    <style:style style:name="T2" style:family="text">
      <style:text-properties officeooo:rsid="00133af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ocumento de Requisitos de Negócio - <text:span text:style-name="T2">MultiAgenda</text:span></text:h>
      <text:p text:style-name="P2">1. Visão Geral do Projeto</text:p>
      <text:p text:style-name="Text_20_body">O projeto consiste em desenvolver um sistema web de agendamento que conecta profissionais autônomos e pequenas empresas a clientes. A plataforma permitirá que profissionais (como médicos, cabeleireiros, instrutores) cadastrem seus serviços e horários, enquanto clientes poderão buscar por esses serviços e agendar horários de forma simples e segura.</text:p>
      <text:p text:style-name="P2">2. Perfis de Usuário e Funções</text:p>
      <text:p text:style-name="Text_20_body">O sistema possuirá três perfis de usuário distintos, cada um com permissões específicas:</text:p>
      <text:list text:style-name="L1">
        <text:list-item>
          <text:p text:style-name="P3">Administrador:</text:p>
          <text:list>
            <text:list-item>
              <text:p text:style-name="P5">Gerenciar o cadastro de Clientes e Profissionais na plataforma (aprovar, desativar, remover).</text:p>
            </text:list-item>
            <text:list-item>
              <text:p text:style-name="P5">Gerenciar as categorias de serviços disponíveis (criar, editar, excluir).</text:p>
            </text:list-item>
            <text:list-item>
              <text:p text:style-name="P5">Ter uma visão geral sobre o uso da plataforma.</text:p>
            </text:list-item>
          </text:list>
        </text:list-item>
        <text:list-item>
          <text:p text:style-name="P3">Profissional (Prestador de Serviço):</text:p>
          <text:list>
            <text:list-item>
              <text:p text:style-name="P5">Gerenciar seu próprio perfil público (informações de contato, especialidade, localização).</text:p>
            </text:list-item>
            <text:list-item>
              <text:p text:style-name="P5">Cadastrar e gerenciar os serviços que oferece (nome, descrição, duração, preço).</text:p>
            </text:list-item>
            <text:list-item>
              <text:p text:style-name="P5">Definir e gerenciar sua agenda de trabalho (dias da semana, horários de atendimento).</text:p>
            </text:list-item>
            <text:list-item>
              <text:p text:style-name="P5">Bloquear datas e horários específicos em sua agenda (férias, compromissos pessoais).</text:p>
            </text:list-item>
            <text:list-item>
              <text:p text:style-name="P5">Visualizar e gerenciar os agendamentos recebidos (confirmar, cancelar).</text:p>
            </text:list-item>
          </text:list>
        </text:list-item>
        <text:list-item>
          <text:p text:style-name="P3">Cliente:</text:p>
          <text:list>
            <text:list-item>
              <text:p text:style-name="P5">Realizar cadastro e gerenciar seu próprio perfil.</text:p>
            </text:list-item>
            <text:list-item>
              <text:p text:style-name="P5">Buscar por profissionais utilizando filtros (especialidade, localização, disponibilidade).</text:p>
            </text:list-item>
            <text:list-item>
              <text:p text:style-name="P5">Visualizar o perfil público e os serviços de um profissional.</text:p>
            </text:list-item>
            <text:list-item>
              <text:p text:style-name="P5">Criar, editar e cancelar seus próprios agendamentos com base na disponibilidade do profissional.</text:p>
            </text:list-item>
          </text:list>
        </text:list-item>
      </text:list>
      <text:p text:style-name="P2">3. Requisitos Funcionais (RF)</text:p>
      <text:list text:style-name="L2">
        <text:list-item>
          <text:p text:style-name="P6"><text:span text:style-name="T1">RF01 - Gerenciamento de Usuários:</text:span> O sistema deve permitir o cadastro de novos clientes. O cadastro de profissionais deve ser mediado por um administrador.</text:p>
        </text:list-item>
        <text:list-item>
          <text:p text:style-name="P6"><text:span text:style-name="T1">RF02 - Autenticação e Autorização:</text:span> Todos os usuários devem realizar login para acessar suas respectivas áreas. O sistema deve controlar o acesso às funcionalidades com base no perfil do usuário.</text:p>
        </text:list-item>
        <text:list-item>
          <text:p text:style-name="P6"><text:soft-page-break/><text:span text:style-name="T1">RF03 - Gerenciamento de Serviços pelo Profissional:</text:span> O profissional deve poder criar, editar e remover os serviços que presta, especificando nome, descrição, duração e preço.</text:p>
        </text:list-item>
        <text:list-item>
          <text:p text:style-name="P6"><text:span text:style-name="T1">RF04 - Gerenciamento de Agenda pelo Profissional:</text:span> O profissional deve ser capaz de definir seus horários de trabalho padrão (ex: Seg-Sex, das 9h às 18h) e bloquear horários específicos.</text:p>
        </text:list-item>
        <text:list-item>
          <text:p text:style-name="P6"><text:span text:style-name="T1">RF05 - Busca de Profissionais:</text:span> O cliente deve poder buscar profissionais por categoria de serviço, nome ou localização.</text:p>
        </text:list-item>
        <text:list-item>
          <text:p text:style-name="P6"><text:span text:style-name="T1">RF06 - Processo de Agendamento:</text:span> O cliente deve poder selecionar um profissional, um serviço e visualizar os horários disponíveis para marcar uma consulta.</text:p>
        </text:list-item>
        <text:list-item>
          <text:p text:style-name="P6"><text:span text:style-name="T1">RF07 - Gerenciamento de Agendamentos (Cliente):</text:span> O cliente deve poder visualizar, reagendar e cancelar seus próprios agendamentos.</text:p>
        </text:list-item>
        <text:list-item>
          <text:p text:style-name="P6"><text:span text:style-name="T1">RF08 - Gerenciamento de Agendamentos (Profissional):</text:span> O profissional deve poder visualizar todos os agendamentos de sua agenda e cancelar qualquer um deles, se necessário.</text:p>
        </text:list-item>
        <text:list-item>
          <text:p text:style-name="P6"><text:span text:style-name="T1">RF09 - Gestão de Categorias (Administrador):</text:span> O administrador deve ter uma interface para gerenciar as categorias de serviço da plataforma.</text:p>
        </text:list-item>
      </text:list>
      <text:p text:style-name="P2">4. Requisitos Não-Funcionais (RNF)</text:p>
      <text:list text:style-name="L3">
        <text:list-item>
          <text:p text:style-name="P7"><text:span text:style-name="T1">RNF01 - Segurança:</text:span> As senhas dos usuários devem ser armazenadas de forma criptografada no banco de dados.</text:p>
        </text:list-item>
        <text:list-item>
          <text:p text:style-name="P7"><text:span text:style-name="T1">RNF02 - Usabilidade:</text:span> A interface deve ser simples, intuitiva e responsiva para se adaptar a diferentes tamanhos de tela.</text:p>
        </text:list-item>
        <text:list-item>
          <text:p text:style-name="P7"><text:span text:style-name="T1">RNF03 - Desempenho:</text:span> A consulta de disponibilidade de horários de um profissional deve ser executada de forma rápida para não prejudicar a experiência do cliente.</text:p>
        </text:list-item>
        <text:list-item>
          <text:p text:style-name="P7"><text:span text:style-name="T1">RNF04 - Tecnologia:</text:span> A aplicação será desenvolvida utilizando Java 17+, Spring Boot 3.x, Thymeleaf para o frontend e MySQL como banco de dados.</text:p>
        </text:list-item>
      </text:list>
      <text:p text:style-name="P2">5. Regras de Negócio (RN)</text:p>
      <text:list text:style-name="L4">
        <text:list-item>
          <text:p text:style-name="P8"><text:span text:style-name="T1">RN01 - Unicidade de E-mail:</text:span> O e-mail utilizado no cadastro deve ser único para cada usuário na plataforma.</text:p>
        </text:list-item>
        <text:list-item>
          <text:p text:style-name="P8"><text:span text:style-name="T1">RN02 - Lógica de Conflito de Agendamento:</text:span> Ao tentar criar um agendamento, o sistema deve verificar em uma transação única se o profissional está disponível no horário solicitado, considerando a duração do serviço para garantir que não haja sobreposição com outros agendamentos já existentes.</text:p>
        </text:list-item>
        <text:list-item>
          <text:p text:style-name="P4">RN03 - Política de Cancelamento:</text:p>
          <text:list>
            <text:list-item>
              <text:p text:style-name="P8">Um Cliente só pode cancelar seus próprios agendamentos.</text:p>
            </text:list-item>
            <text:list-item>
              <text:p text:style-name="P8">Um Profissional pode cancelar qualquer agendamento de sua própria agenda.</text:p>
            </text:list-item>
          </text:list>
        </text:list-item>
        <text:list-item>
          <text:p text:style-name="P8"><text:span text:style-name="T1">RN04 - Vínculo de Agendamento:</text:span> Todo agendamento deve estar obrigatoriamente vinculado a um Cliente, um Profissional e um Serviço.</text:p>
        </text:list-item>
      </text:list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20:38:10.864628659</dc:date>
    <meta:editing-duration>PT3M33S</meta:editing-duration>
    <meta:editing-cycles>1</meta:editing-cycles>
    <meta:document-statistic meta:table-count="0" meta:image-count="0" meta:object-count="0" meta:page-count="2" meta:paragraph-count="42" meta:word-count="651" meta:character-count="4268" meta:non-whitespace-character-count="3693"/>
    <meta:generator>LibreOffice/24.2.7.2$Linux_X86_64 LibreOffice_project/420$Build-2</meta:generator>
  </office:meta>
</office:document-meta>
</file>